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3.2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6" style:family="graphic" style:parent-style-name="standard">
      <style:graphic-properties draw:fill-color="#826aaf" draw:textarea-horizontal-align="justify" draw:textarea-vertical-align="middle" draw:auto-grow-height="false" fo:min-height="3.55cm" fo:min-width="4.5cm"/>
    </style:style>
    <style:style style:name="gr7" style:family="graphic" style:parent-style-name="standard">
      <style:graphic-properties svg:stroke-color="#826aaf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826aaf" draw:textarea-horizontal-align="justify" draw:textarea-vertical-align="middle" draw:auto-grow-height="false" fo:min-height="4.05cm" fo:min-width="4.6cm"/>
    </style:style>
    <style:style style:name="gr9" style:family="graphic" style:parent-style-name="standard">
      <style:graphic-properties draw:fill-color="#826aaf" draw:textarea-horizontal-align="justify" draw:textarea-vertical-align="middle" draw:auto-grow-height="false" fo:min-height="5.15cm" fo:min-width="4.6cm"/>
    </style:style>
    <style:style style:name="gr10" style:family="graphic" style:parent-style-name="standard">
      <style:graphic-properties draw:fill-color="#826aaf" draw:textarea-horizontal-align="justify" draw:textarea-vertical-align="middle" draw:auto-grow-height="false" fo:min-height="4.55cm" fo:min-width="4cm"/>
    </style:style>
    <style:style style:name="gr11" style:family="graphic" style:parent-style-name="standard">
      <style:graphic-properties draw:fill-color="#826aaf" draw:textarea-horizontal-align="justify" draw:textarea-vertical-align="middle" draw:auto-grow-height="false" fo:min-height="4.6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826aa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10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cm" svg:height="3.5cm" svg:x="2.8cm" svg:y="5.2cm">
          <text:p text:style-name="P1">Group</text:p>
          <text:p text:style-name="P1">Administrato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cm" svg:y1="2.9cm" svg:x2="11.3cm" svg:y2="12cm">
          <text:p/>
        </draw:line>
        <draw:custom-shape draw:style-name="gr4" draw:text-style-name="P5" draw:layer="layout" svg:width="3.6cm" svg:height="1.1cm" svg:x="12.7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cm" svg:y1="12cm" svg:x2="13cm" svg:y2="2.5cm">
          <text:p/>
        </draw:line>
        <draw:custom-shape draw:style-name="gr5" draw:text-style-name="P1" xml:id="id2" draw:id="id2" draw:layer="layout" svg:width="3.1cm" svg:height="3.2cm" svg:x="1.1cm" svg:y="1.2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8cm" svg:y1="6.95cm" svg:x2="2.65cm" svg:y2="4.4cm" draw:start-shape="id1" draw:end-shape="id2" draw:end-glue-point="2" svg:d="M2800 6950h-150v-2550" svg:viewBox="0 0 151 2551">
          <text:p/>
        </draw:connector>
        <draw:custom-shape draw:style-name="gr6" draw:text-style-name="P6" draw:layer="layout" svg:width="5cm" svg:height="3.8cm" svg:x="14.6cm" svg:y="11.7cm">
          <text:p text:style-name="P1">Group</text:p>
          <text:p text:style-name="P1">Administrors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3.9cm" svg:x2="14.6cm" svg:y2="13.8cm">
          <text:p/>
        </draw:line>
        <draw:custom-shape draw:style-name="gr8" draw:text-style-name="P6" draw:layer="layout" svg:width="5.1cm" svg:height="4.3cm" svg:x="14.7cm" svg:y="16.8cm">
          <text:p text:style-name="P1">Site Users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5.5cm" svg:x2="14.8cm" svg:y2="16.8cm">
          <text:p/>
        </draw:line>
        <draw:custom-shape draw:style-name="gr9" draw:text-style-name="P6" draw:layer="layout" svg:width="5.1cm" svg:height="5.4cm" svg:x="2.1cm" svg:y="16cm">
          <text:p text:style-name="P1">Site</text:p>
          <text:p text:style-name="P1">Calendar</text:p>
          <text:p text:style-name="P1">Administr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5cm" svg:height="4.8cm" svg:x="8.7cm" svg:y="18.3cm">
          <text:p text:style-name="P1">Group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5.5cm" svg:x2="7.1cm" svg:y2="16.1cm">
          <text:p/>
        </draw:line>
        <draw:custom-shape draw:style-name="gr11" draw:text-style-name="P6" xml:id="id3" draw:id="id3" draw:layer="layout" svg:width="3.9cm" svg:height="4.9cm" svg:x="9.1cm" svg:y="11.9cm">
          <text:p text:style-name="P1">Backup</text:p>
          <text:p text:style-name="P1">Site</text:p>
          <text:p text:style-name="P1">Administrator</text:p>
          <text:p text:style-name="P1">Home</text:p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05cm" svg:y1="11.9cm" svg:x2="4.7cm" svg:y2="8.7cm" draw:start-shape="id3" draw:end-shape="id1" svg:d="M11050 11900v-1600h-6350v-1600" svg:viewBox="0 0 6351 3201">
          <text:p/>
        </draw:connector>
        <draw:line draw:style-name="gr7" draw:text-style-name="P1" draw:layer="layout" svg:x1="11.1cm" svg:y1="16.8cm" svg:x2="11.2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12T10:36:18.663614765</dc:date>
    <meta:editing-duration>PT34M54S</meta:editing-duration>
    <meta:editing-cycles>5</meta:editing-cycles>
    <meta:generator>LibreOffice/5.4.2.2$Linux_X86_64 LibreOffice_project/40m0$Build-2</meta:generator>
    <meta:document-statistic meta:object-count="17"/>
  </office:meta>
</office:document-meta>
</file>